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fo:text-align="center" style:justify-single-word="false" style:page-number="auto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.1665in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/>
    </style:style>
    <style:style style:name="P12" style:family="paragraph" style:parent-style-name="Standard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4" style:family="paragraph" style:parent-style-name="Standard">
      <style:paragraph-properties fo:line-height="150%" fo:text-align="center" style:justify-single-word="false" fo:break-before="page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text-align="center" style:justify-single-word="false"/>
      <style:text-properties officeooo:rsid="000c652c" officeooo:paragraph-rsid="000c652c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b52e3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0c652c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officeooo:rsid="000c652c" style:font-name-asian="Times New Roman1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Московский Авиационный Институт</text:span></text:p>
      <text:p text:style-name="P2"><text:span text:style-name="T1">(Национальный Исследовательский Университет)</text:span></text:p>
      <text:p text:style-name="P4"/>
      <text:p text:style-name="P2"><text:span text:style-name="T1">Факультет информационных технологий и прикладной математики</text:span></text:p>
      <text:p text:style-name="P2"><text:span text:style-name="T1">Кафедра вычислительной математики и программирования</text:span></text:p>
      <text:p text:style-name="P6"/>
      <text:p text:style-name="P6"/>
      <text:p text:style-name="P2"><text:span text:style-name="T3">Лабораторная работа №</text:span><text:span text:style-name="T5">8</text:span><text:span text:style-name="T3"> по курсу</text:span><text:span text:style-name="T4"> </text:span></text:p>
      <text:p text:style-name="P2"><text:span text:style-name="T4">«Операционные системы»</text:span></text:p>
      <text:p text:style-name="Standard"><text:span text:style-name="T3"><text:tab/></text:span></text:p>
      <text:p text:style-name="P16"><text:span text:style-name="T4">Диагностика</text:span></text:p>
      <text:p text:style-name="P16"><text:span text:style-name="T4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T10">Студент: </text:span><text:span text:style-name="T11">Кудинов Денис Викторович</text:span></text:p>
      <text:p text:style-name="P12"><text:span text:style-name="T10">Группа: М8О–212Б–22</text:span></text:p>
      <text:p text:style-name="P12"><text:span text:style-name="T10">Вариант: 1</text:span><text:span text:style-name="T11">4</text:span></text:p>
      <text:p text:style-name="P11"><text:span text:style-name="T10">Преподаватель: Соколов Андрей Алексеевич</text:span></text:p>
      <text:p text:style-name="P11"><text:span text:style-name="T10">Оценка: __________ </text:span></text:p>
      <text:p text:style-name="P11"><text:span text:style-name="T10">Дата: __________</text:span></text:p>
      <text:p text:style-name="P11"><text:span text:style-name="T10">Подпись: __________</text:span></text:p>
      <text:p text:style-name="P9"/>
      <text:p text:style-name="P10"/>
      <text:p text:style-name="P10"/>
      <text:p text:style-name="P13"><text:span text:style-name="T10">Москва, 2023.</text:span></text:p>
      <text:p text:style-name="P2"><text:bookmark-start text:name="__RefHeading__738_2004454639"/><text:soft-page-break/><text:span text:style-name="T3">Цель работы</text:span><text:bookmark-end text:name="__RefHeading__738_2004454639"/></text:p>
      <text:p text:style-name="Standard"><text:span text:style-name="T1"><text:tab/>Приобретение практических навыков диагностики работы программного обеспечения.</text:span></text:p>
      <text:p text:style-name="P2"><text:bookmark-start text:name="__RefHeading__740_2004454639"/><text:bookmark text:name="Bookmark1"/><text:span text:style-name="T3">Постановка задачи</text:span><text:bookmark-end text:name="__RefHeading__740_2004454639"/></text:p>
      <text:p text:style-name="Standard"><text:span text:style-name="T1"><text:tab/>При выполнении лабораторных работ по курсу ОС необходимо продемонстрировать ключевые системные вызовы, которые в них используются и то, что их использование соответствует варианту ЛР.</text:span></text:p>
      <text:p text:style-name="Standard"><text:span text:style-name="T1"><text:tab/>По итогам выполнения всех лабораторных работ отчет по данной ЛР должен содержать краткую сводку по исследованию написанных программ.</text:span></text:p>
      <text:p text:style-name="P2"><text:bookmark-start text:name="__RefHeading__744_2004454639"/><text:bookmark text:name="Bookmark3"/><text:span text:style-name="T3">Общие сведения о программе</text:span><text:bookmark-end text:name="__RefHeading__744_2004454639"/></text:p>
      <text:p text:style-name="Standard"><text:span text:style-name="T1">Strace - это утилита для отслеживания системных вызовов и сигналов, которые исполняет процесс. Она позволяет наблюдать взаимодействие процесса с операционной системой, что может быть полезным для отладки, анализа производительности и выявления проблем. Основные возможности strace включают в себя вывод информации о системных вызовах, сигналах, изменениях регистров, а также печать времени выполнения каждого системного вызова.</text:span></text:p>
      <text:p text:style-name="P5"/>
      <text:p text:style-name="P2"><text:span text:style-name="T3">Пример использования </text:span><text:span text:style-name="T6">strace</text:span></text:p>
      <text:p text:style-name="Standard"><text:span text:style-name="T1">Действие утилиты продемонстрировано на примере лабораторной работы №</text:span><text:span text:style-name="T2">2</text:span><text:span text:style-name="T1">:<text:line-break/>denis@PC:~/Documents/OS/OS_LR_2/src$ strace ./a.out</text:span></text:p>
      <text:p text:style-name="Standard"><text:span text:style-name="T1">execve("./a.out", ["./a.out"], 0x7ffc866e1be0 /* 55 vars */) = 0</text:span></text:p>
      <text:p text:style-name="Standard"><text:span text:style-name="T1">brk(NULL) <text:s text:c="30"/>= 0x564a0c0c4000</text:span></text:p>
      <text:p text:style-name="Standard"><text:span text:style-name="T1">arch_prctl(0x3001 /* ARCH_??? */, 0x7ffff3ff8000) = -1 EINVAL (Invalid argument)</text:span></text:p>
      <text:p text:style-name="Standard"><text:span text:style-name="T1">mmap(NULL, 8192, PROT_READ|PROT_WRITE, MAP_PRIVATE|MAP_ANONYMOUS, -1, 0) = 0x7fc7a63be000</text:span></text:p>
      <text:p text:style-name="Standard"><text:span text:style-name="T1">access("/etc/ld.so.preload", R_OK) <text:s text:c="5"/>= -1 ENOENT (No such file or directory)</text:span></text:p>
      <text:p text:style-name="Standard"><text:span text:style-name="T1">openat(AT_FDCWD, "/etc/ld.so.cache", O_RDONLY|O_CLOEXEC) = 3</text:span></text:p>
      <text:p text:style-name="Standard"><text:span text:style-name="T1">newfstatat(3, "", {st_mode=S_IFREG|0644, st_size=64263, ...}, AT_EMPTY_PATH) = 0</text:span></text:p>
      <text:p text:style-name="Standard"><text:span text:style-name="T1">mmap(NULL, 64263, PROT_READ, MAP_PRIVATE, 3, 0) = 0x7fc7a63ae000</text:span></text:p>
      <text:p text:style-name="Standard"><text:soft-page-break/><text:span text:style-name="T1">close(3) <text:s text:c="31"/>= 0</text:span></text:p>
      <text:p text:style-name="Standard"><text:span text:style-name="T1">openat(AT_FDCWD, "/lib/x86_64-linux-gnu/libc.so.6", O_RDONLY|O_CLOEXEC) = 3</text:span></text:p>
      <text:p text:style-name="Standard"><text:span text:style-name="T1">read(3, "\177ELF\2\1\1\3\0\0\0\0\0\0\0\0\3\0&gt;\0\1\0\0\0P\237\2\0\0\0\0\0"..., 832) = 832</text:span></text:p>
      <text:p text:style-name="Standard"><text:span text:style-name="T1">pread64(3, "\6\0\0\0\4\0\0\0@\0\0\0\0\0\0\0@\0\0\0\0\0\0\0@\0\0\0\0\0\0\0"..., 784, 64) = 784</text:span></text:p>
      <text:p text:style-name="Standard"><text:span text:style-name="T1">pread64(3, "\4\0\0\0 \0\0\0\5\0\0\0GNU\0\2\0\0\300\4\0\0\0\3\0\0\0\0\0\0\0"..., 48, 848) = 48</text:span></text:p>
      <text:p text:style-name="Standard"><text:span text:style-name="T1">pread64(3, "\4\0\0\0\24\0\0\0\3\0\0\0GNU\0\302\211\332Pq\2439\235\350\223\322\257\201\326\243\f"..., 68, 896) = 68</text:span></text:p>
      <text:p text:style-name="Standard"><text:span text:style-name="T1">newfstatat(3, "", {st_mode=S_IFREG|0755, st_size=2220400, ...}, AT_EMPTY_PATH) = 0</text:span></text:p>
      <text:p text:style-name="Standard"><text:span text:style-name="T1">pread64(3, "\6\0\0\0\4\0\0\0@\0\0\0\0\0\0\0@\0\0\0\0\0\0\0@\0\0\0\0\0\0\0"..., 784, 64) = 784</text:span></text:p>
      <text:p text:style-name="Standard"><text:span text:style-name="T1">mmap(NULL, 2264656, PROT_READ, MAP_PRIVATE|MAP_DENYWRITE, 3, 0) = 0x7fc7a6000000</text:span></text:p>
      <text:p text:style-name="Standard"><text:span text:style-name="T1">mprotect(0x7fc7a6028000, 2023424, PROT_NONE) = 0</text:span></text:p>
      <text:p text:style-name="Standard"><text:span text:style-name="T1">mmap(0x7fc7a6028000, 1658880, PROT_READ|PROT_EXEC, MAP_PRIVATE|MAP_FIXED|MAP_DENYWRITE, 3, 0x28000) = 0x7fc7a6028000</text:span></text:p>
      <text:p text:style-name="Standard"><text:span text:style-name="T1">mmap(0x7fc7a61bd000, 360448, PROT_READ, MAP_PRIVATE|MAP_FIXED|MAP_DENYWRITE, 3, 0x1bd000) = 0x7fc7a61bd000</text:span></text:p>
      <text:p text:style-name="Standard"><text:span text:style-name="T1">mmap(0x7fc7a6216000, 24576, PROT_READ|PROT_WRITE, MAP_PRIVATE|MAP_FIXED|MAP_DENYWRITE, 3, 0x215000) = 0x7fc7a6216000</text:span></text:p>
      <text:p text:style-name="Standard"><text:span text:style-name="T1">mmap(0x7fc7a621c000, 52816, PROT_READ|PROT_WRITE, MAP_PRIVATE|MAP_FIXED|MAP_ANONYMOUS, -1, 0) = 0x7fc7a621c000</text:span></text:p>
      <text:p text:style-name="Standard"><text:span text:style-name="T1">close(3) <text:s text:c="31"/>= 0</text:span></text:p>
      <text:p text:style-name="Standard"><text:span text:style-name="T1">mmap(NULL, 12288, PROT_READ|PROT_WRITE, MAP_PRIVATE|MAP_ANONYMOUS, -1, 0) = 0x7fc7a63ab000</text:span></text:p>
      <text:p text:style-name="Standard"><text:span text:style-name="T1">arch_prctl(ARCH_SET_FS, 0x7fc7a63ab740) = 0</text:span></text:p>
      <text:p text:style-name="Standard"><text:span text:style-name="T1">set_tid_address(0x7fc7a63aba10) <text:s text:c="8"/>= 7939</text:span></text:p>
      <text:p text:style-name="Standard"><text:span text:style-name="T1">set_robust_list(0x7fc7a63aba20, 24) <text:s text:c="4"/>= 0</text:span></text:p>
      <text:p text:style-name="Standard"><text:span text:style-name="T1">rseq(0x7fc7a63ac0e0, 0x20, 0, 0x53053053) = 0</text:span></text:p>
      <text:p text:style-name="Standard"><text:soft-page-break/><text:span text:style-name="T1">mprotect(0x7fc7a6216000, 16384, PROT_READ) = 0</text:span></text:p>
      <text:p text:style-name="Standard"><text:span text:style-name="T1">mprotect(0x564a0a521000, 4096, PROT_READ) = 0</text:span></text:p>
      <text:p text:style-name="Standard"><text:span text:style-name="T1">mprotect(0x7fc7a63f8000, 8192, PROT_READ) = 0</text:span></text:p>
      <text:p text:style-name="Standard"><text:span text:style-name="T1">prlimit64(0, RLIMIT_STACK, NULL, {rlim_cur=8192*1024, rlim_max=RLIM64_INFINITY}) = 0</text:span></text:p>
      <text:p text:style-name="Standard"><text:span text:style-name="T1">munmap(0x7fc7a63ae000, 64263) <text:s text:c="10"/>= 0</text:span></text:p>
      <text:p text:style-name="Standard"><text:span text:style-name="T1">clock_gettime(CLOCK_PROCESS_CPUTIME_ID, {tv_sec=0, tv_nsec=67868054}) = 0</text:span></text:p>
      <text:p text:style-name="Standard"><text:span text:style-name="T1">rt_sigaction(SIGRT_1, {sa_handler=0x7fc7a6091870, sa_mask=[], sa_flags=SA_RESTORER|SA_ONSTACK|SA_RESTART|SA_SIGINFO, sa_restorer=0x7fc7a6042520}, NULL, 8) = 0</text:span></text:p>
      <text:p text:style-name="Standard"><text:span text:style-name="T1">rt_sigprocmask(SIG_UNBLOCK, [RTMIN RT_1], NULL, 8) = 0</text:span></text:p>
      <text:p text:style-name="Standard"><text:span text:style-name="T1">mmap(NULL, 8392704, PROT_NONE, MAP_PRIVATE|MAP_ANONYMOUS|MAP_STACK, -1, 0) = 0x7fc7a57ff000</text:span></text:p>
      <text:p text:style-name="Standard"><text:span text:style-name="T1">mprotect(0x7fc7a5800000, 8388608, PROT_READ|PROT_WRITE) = 0</text:span></text:p>
      <text:p text:style-name="Standard"><text:span text:style-name="T1">getrandom("\x48\x6a\xea\x0e\xb0\x7f\x28\x92", 8, GRND_NONBLOCK) = 8</text:span></text:p>
      <text:p text:style-name="Standard"><text:span text:style-name="T1">brk(NULL) <text:s text:c="30"/>= 0x564a0c0c4000</text:span></text:p>
      <text:p text:style-name="Standard"><text:span text:style-name="T1">brk(0x564a0c0e5000) <text:s text:c="20"/>= 0x564a0c0e5000</text:span></text:p>
      <text:p text:style-name="Standard"><text:span text:style-name="T1">rt_sigprocmask(SIG_BLOCK, ~[], [], 8) <text:s text:c="2"/>= 0</text:span></text:p>
      <text:p text:style-name="Standard"><text:span text:style-name="T1">clone3({flags=CLONE_VM|CLONE_FS|CLONE_FILES|CLONE_SIGHAND|CLONE_THREAD|CLONE_SYSVSEM|CLONE_SETTLS|CLONE_PARENT_SETTID|CLONE_CHILD_CLEARTID, child_tid=0x7fc7a5fff910, parent_tid=0x7fc7a5fff910, exit_signal=0, stack=0x7fc7a57ff000, stack_size=0x7fff00, tls=0x7fc7a5fff640} =&gt; {parent_tid=[7940]}, 88) = 7940</text:span></text:p>
      <text:p text:style-name="Standard"><text:span text:style-name="T1">rt_sigprocmask(SIG_SETMASK, [], NULL, 8) = 0</text:span></text:p>
      <text:p text:style-name="Standard"><text:span text:style-name="T1">mmap(NULL, 8392704, PROT_NONE, MAP_PRIVATE|MAP_ANONYMOUS|MAP_STACK, -1, 0) = 0x7fc7a4ffe000</text:span></text:p>
      <text:p text:style-name="Standard"><text:span text:style-name="T1">mprotect(0x7fc7a4fff000, 8388608, PROT_READ|PROT_WRITE) = 0</text:span></text:p>
      <text:p text:style-name="Standard"><text:span text:style-name="T1">rt_sigprocmask(SIG_BLOCK, ~[], [], 8) <text:s text:c="2"/>= 0</text:span></text:p>
      <text:p text:style-name="Standard"><text:span text:style-name="T1">clone3({flags=CLONE_VM|CLONE_FS|CLONE_FILES|CLONE_SIGHAND|CLONE_THREAD|CLONE_SYSVSEM|CLONE_SETTLS|CLONE_PARENT_SETTID|CLONE_CHILD_CLEARTID, </text:span><text:soft-page-break/><text:span text:style-name="T1">child_tid=0x7fc7a57fe910, parent_tid=0x7fc7a57fe910, exit_signal=0, stack=0x7fc7a4ffe000, stack_size=0x7fff00, tls=0x7fc7a57fe640} =&gt; {parent_tid=[7941]}, 88) = 7941</text:span></text:p>
      <text:p text:style-name="Standard"><text:span text:style-name="T1">rt_sigprocmask(SIG_SETMASK, [], NULL, 8) = 0</text:span></text:p>
      <text:p text:style-name="Standard"><text:span text:style-name="T1">mmap(NULL, 8392704, PROT_NONE, MAP_PRIVATE|MAP_ANONYMOUS|MAP_STACK, -1, 0) = 0x7fc7a47fd000</text:span></text:p>
      <text:p text:style-name="Standard"><text:span text:style-name="T1">mprotect(0x7fc7a47fe000, 8388608, PROT_READ|PROT_WRITE) = 0</text:span></text:p>
      <text:p text:style-name="Standard"><text:span text:style-name="T1">rt_sigprocmask(SIG_BLOCK, ~[], [], 8) <text:s text:c="2"/>= 0</text:span></text:p>
      <text:p text:style-name="Standard"><text:span text:style-name="T1">clone3({flags=CLONE_VM|CLONE_FS|CLONE_FILES|CLONE_SIGHAND|CLONE_THREAD|CLONE_SYSVSEM|CLONE_SETTLS|CLONE_PARENT_SETTID|CLONE_CHILD_CLEARTID, child_tid=0x7fc7a4ffd910, parent_tid=0x7fc7a4ffd910, exit_signal=0, stack=0x7fc7a47fd000, stack_size=0x7fff00, tls=0x7fc7a4ffd640} =&gt; {parent_tid=[7942]}, 88) = 7942</text:span></text:p>
      <text:p text:style-name="Standard"><text:span text:style-name="T1">rt_sigprocmask(SIG_SETMASK, [], NULL, 8) = 0</text:span></text:p>
      <text:p text:style-name="Standard"><text:span text:style-name="T1">mmap(NULL, 8392704, PROT_NONE, MAP_PRIVATE|MAP_ANONYMOUS|MAP_STACK, -1, 0) = 0x7fc7a3ffc000</text:span></text:p>
      <text:p text:style-name="Standard"><text:span text:style-name="T1">mprotect(0x7fc7a3ffd000, 8388608, PROT_READ|PROT_WRITE) = 0</text:span></text:p>
      <text:p text:style-name="Standard"><text:span text:style-name="T1">rt_sigprocmask(SIG_BLOCK, ~[], [], 8) <text:s text:c="2"/>= 0</text:span></text:p>
      <text:p text:style-name="Standard"><text:span text:style-name="T1">clone3({flags=CLONE_VM|CLONE_FS|CLONE_FILES|CLONE_SIGHAND|CLONE_THREAD|CLONE_SYSVSEM|CLONE_SETTLS|CLONE_PARENT_SETTID|CLONE_CHILD_CLEARTID, child_tid=0x7fc7a47fc910, parent_tid=0x7fc7a47fc910, exit_signal=0, stack=0x7fc7a3ffc000, stack_size=0x7fff00, tls=0x7fc7a47fc640} =&gt; {parent_tid=[7943]}, 88) = 7943</text:span></text:p>
      <text:p text:style-name="Standard"><text:span text:style-name="T1">rt_sigprocmask(SIG_SETMASK, [], NULL, 8) = 0</text:span></text:p>
      <text:p text:style-name="Standard"><text:span text:style-name="T1">mmap(NULL, 8392704, PROT_NONE, MAP_PRIVATE|MAP_ANONYMOUS|MAP_STACK, -1, 0) = 0x7fc7a37fb000</text:span></text:p>
      <text:p text:style-name="Standard"><text:span text:style-name="T1">mprotect(0x7fc7a37fc000, 8388608, PROT_READ|PROT_WRITE) = 0</text:span></text:p>
      <text:p text:style-name="Standard"><text:span text:style-name="T1">rt_sigprocmask(SIG_BLOCK, ~[], [], 8) <text:s text:c="2"/>= 0</text:span></text:p>
      <text:p text:style-name="Standard"><text:span text:style-name="T1">clone3({flags=CLONE_VM|CLONE_FS|CLONE_FILES|CLONE_SIGHAND|CLONE_THREAD|CLONE_SYSVSEM|CLONE_SETTLS|CLONE_PARENT_SETTID|CLONE_CHILD_CLEARTID, child_tid=0x7fc7a3ffb910, parent_tid=0x7fc7a3ffb910, exit_signal=0, </text:span><text:soft-page-break/><text:span text:style-name="T1">stack=0x7fc7a37fb000, stack_size=0x7fff00, tls=0x7fc7a3ffb640} =&gt; {parent_tid=[7944]}, 88) = 7944</text:span></text:p>
      <text:p text:style-name="Standard"><text:span text:style-name="T1">rt_sigprocmask(SIG_SETMASK, [], NULL, 8) = 0</text:span></text:p>
      <text:p text:style-name="Standard"><text:span text:style-name="T1">mmap(NULL, 8392704, PROT_NONE, MAP_PRIVATE|MAP_ANONYMOUS|MAP_STACK, -1, 0) = 0x7fc7a2ffa000</text:span></text:p>
      <text:p text:style-name="Standard"><text:span text:style-name="T1">mprotect(0x7fc7a2ffb000, 8388608, PROT_READ|PROT_WRITE) = 0</text:span></text:p>
      <text:p text:style-name="Standard"><text:span text:style-name="T1">rt_sigprocmask(SIG_BLOCK, ~[], [], 8) <text:s text:c="2"/>= 0</text:span></text:p>
      <text:p text:style-name="Standard"><text:span text:style-name="T1">clone3({flags=CLONE_VM|CLONE_FS|CLONE_FILES|CLONE_SIGHAND|CLONE_THREAD|CLONE_SYSVSEM|CLONE_SETTLS|CLONE_PARENT_SETTID|CLONE_CHILD_CLEARTID, child_tid=0x7fc7a37fa910, parent_tid=0x7fc7a37fa910, exit_signal=0, stack=0x7fc7a2ffa000, stack_size=0x7fff00, tls=0x7fc7a37fa640} =&gt; {parent_tid=[7945]}, 88) = 7945</text:span></text:p>
      <text:p text:style-name="Standard"><text:span text:style-name="T1">rt_sigprocmask(SIG_SETMASK, [], NULL, 8) = 0</text:span></text:p>
      <text:p text:style-name="Standard"><text:span text:style-name="T1">mmap(NULL, 8392704, PROT_NONE, MAP_PRIVATE|MAP_ANONYMOUS|MAP_STACK, -1, 0) = 0x7fc7a27f9000</text:span></text:p>
      <text:p text:style-name="Standard"><text:span text:style-name="T1">mprotect(0x7fc7a27fa000, 8388608, PROT_READ|PROT_WRITE) = 0</text:span></text:p>
      <text:p text:style-name="Standard"><text:span text:style-name="T1">rt_sigprocmask(SIG_BLOCK, ~[], [], 8) <text:s text:c="2"/>= 0</text:span></text:p>
      <text:p text:style-name="Standard"><text:span text:style-name="T1">clone3({flags=CLONE_VM|CLONE_FS|CLONE_FILES|CLONE_SIGHAND|CLONE_THREAD|CLONE_SYSVSEM|CLONE_SETTLS|CLONE_PARENT_SETTID|CLONE_CHILD_CLEARTID, child_tid=0x7fc7a2ff9910, parent_tid=0x7fc7a2ff9910, exit_signal=0, stack=0x7fc7a27f9000, stack_size=0x7fff00, tls=0x7fc7a2ff9640} =&gt; {parent_tid=[7946]}, 88) = 7946</text:span></text:p>
      <text:p text:style-name="Standard"><text:span text:style-name="T1">rt_sigprocmask(SIG_SETMASK, [], NULL, 8) = 0</text:span></text:p>
      <text:p text:style-name="Standard"><text:span text:style-name="T1">mmap(NULL, 8392704, PROT_NONE, MAP_PRIVATE|MAP_ANONYMOUS|MAP_STACK, -1, 0) = 0x7fc7a1ff8000</text:span></text:p>
      <text:p text:style-name="Standard"><text:span text:style-name="T1">mprotect(0x7fc7a1ff9000, 8388608, PROT_READ|PROT_WRITE) = 0</text:span></text:p>
      <text:p text:style-name="Standard"><text:span text:style-name="T1">rt_sigprocmask(SIG_BLOCK, ~[], [], 8) <text:s text:c="2"/>= 0</text:span></text:p>
      <text:p text:style-name="Standard"><text:span text:style-name="T1">clone3({flags=CLONE_VM|CLONE_FS|CLONE_FILES|CLONE_SIGHAND|CLONE_THREAD|CLONE_SYSVSEM|CLONE_SETTLS|CLONE_PARENT_SETTID|CLONE_CHILD_CLEARTID, child_tid=0x7fc7a27f8910, parent_tid=0x7fc7a27f8910, exit_signal=0, stack=0x7fc7a1ff8000, stack_size=0x7fff00, tls=0x7fc7a27f8640} =&gt; {parent_tid=[7947]}, 88) = 7947</text:span></text:p>
      <text:p text:style-name="Standard"><text:soft-page-break/><text:span text:style-name="T1">rt_sigprocmask(SIG_SETMASK, [], NULL, 8) = 0</text:span></text:p>
      <text:p text:style-name="Standard"><text:span text:style-name="T1">mmap(NULL, 8392704, PROT_NONE, MAP_PRIVATE|MAP_ANONYMOUS|MAP_STACK, -1, 0) = 0x7fc7a17f7000</text:span></text:p>
      <text:p text:style-name="Standard"><text:span text:style-name="T1">mprotect(0x7fc7a17f8000, 8388608, PROT_READ|PROT_WRITE) = 0</text:span></text:p>
      <text:p text:style-name="Standard"><text:span text:style-name="T1">rt_sigprocmask(SIG_BLOCK, ~[], [], 8) <text:s text:c="2"/>= 0</text:span></text:p>
      <text:p text:style-name="Standard"><text:span text:style-name="T1">clone3({flags=CLONE_VM|CLONE_FS|CLONE_FILES|CLONE_SIGHAND|CLONE_THREAD|CLONE_SYSVSEM|CLONE_SETTLS|CLONE_PARENT_SETTID|CLONE_CHILD_CLEARTID, child_tid=0x7fc7a1ff7910, parent_tid=0x7fc7a1ff7910, exit_signal=0, stack=0x7fc7a17f7000, stack_size=0x7fff00, tls=0x7fc7a1ff7640} =&gt; {parent_tid=[7948]}, 88) = 7948</text:span></text:p>
      <text:p text:style-name="Standard"><text:span text:style-name="T1">rt_sigprocmask(SIG_SETMASK, [], NULL, 8) = 0</text:span></text:p>
      <text:p text:style-name="Standard"><text:span text:style-name="T1">mmap(NULL, 8392704, PROT_NONE, MAP_PRIVATE|MAP_ANONYMOUS|MAP_STACK, -1, 0) = 0x7fc7a0ff6000</text:span></text:p>
      <text:p text:style-name="Standard"><text:span text:style-name="T1">mprotect(0x7fc7a0ff7000, 8388608, PROT_READ|PROT_WRITE) = 0</text:span></text:p>
      <text:p text:style-name="Standard"><text:span text:style-name="T1">rt_sigprocmask(SIG_BLOCK, ~[], [], 8) <text:s text:c="2"/>= 0</text:span></text:p>
      <text:p text:style-name="Standard"><text:span text:style-name="T1">clone3({flags=CLONE_VM|CLONE_FS|CLONE_FILES|CLONE_SIGHAND|CLONE_THREAD|CLONE_SYSVSEM|CLONE_SETTLS|CLONE_PARENT_SETTID|CLONE_CHILD_CLEARTID, child_tid=0x7fc7a17f6910, parent_tid=0x7fc7a17f6910, exit_signal=0, stack=0x7fc7a0ff6000, stack_size=0x7fff00, tls=0x7fc7a17f6640} =&gt; {parent_tid=[7949]}, 88) = 7949</text:span></text:p>
      <text:p text:style-name="Standard"><text:span text:style-name="T1">rt_sigprocmask(SIG_SETMASK, [], NULL, 8) = 0</text:span></text:p>
      <text:p text:style-name="Standard"><text:span text:style-name="T1">mmap(NULL, 8392704, PROT_NONE, MAP_PRIVATE|MAP_ANONYMOUS|MAP_STACK, -1, 0) = 0x7fc7a07f5000</text:span></text:p>
      <text:p text:style-name="Standard"><text:span text:style-name="T1">mprotect(0x7fc7a07f6000, 8388608, PROT_READ|PROT_WRITE) = 0</text:span></text:p>
      <text:p text:style-name="Standard"><text:span text:style-name="T1">futex(0x7fc7a63faa98, FUTEX_WAIT_PRIVATE, 2, NULL) = -1 EAGAIN (Resource temporarily unavailable)</text:span></text:p>
      <text:p text:style-name="Standard"><text:span text:style-name="T1">futex(0x7fc7a63faa98, FUTEX_WAKE_PRIVATE, 1) = 0</text:span></text:p>
      <text:p text:style-name="Standard"><text:span text:style-name="T1">rt_sigprocmask(SIG_BLOCK, ~[], [], 8) <text:s text:c="2"/>= 0</text:span></text:p>
      <text:p text:style-name="Standard"><text:span text:style-name="T1">clone3({flags=CLONE_VM|CLONE_FS|CLONE_FILES|CLONE_SIGHAND|CLONE_THREAD|CLONE_SYSVSEM|CLONE_SETTLS|CLONE_PARENT_SETTID|CLONE_CHILD_CLEARTID, child_tid=0x7fc7a0ff5910, parent_tid=0x7fc7a0ff5910, exit_signal=0, </text:span><text:soft-page-break/><text:span text:style-name="T1">stack=0x7fc7a07f5000, stack_size=0x7fff00, tls=0x7fc7a0ff5640} =&gt; {parent_tid=[7950]}, 88) = 7950</text:span></text:p>
      <text:p text:style-name="Standard"><text:span text:style-name="T1">rt_sigprocmask(SIG_SETMASK, [], NULL, 8) = 0</text:span></text:p>
      <text:p text:style-name="Standard"><text:span text:style-name="T1">mmap(NULL, 8392704, PROT_NONE, MAP_PRIVATE|MAP_ANONYMOUS|MAP_STACK, -1, 0) = 0x7fc79b7ff000</text:span></text:p>
      <text:p text:style-name="Standard"><text:span text:style-name="T1">mprotect(0x7fc79b800000, 8388608, PROT_READ|PROT_WRITE) = 0</text:span></text:p>
      <text:p text:style-name="Standard"><text:span text:style-name="T1">rt_sigprocmask(SIG_BLOCK, ~[], [], 8) <text:s text:c="2"/>= 0</text:span></text:p>
      <text:p text:style-name="Standard"><text:span text:style-name="T1">clone3({flags=CLONE_VM|CLONE_FS|CLONE_FILES|CLONE_SIGHAND|CLONE_THREAD|CLONE_SYSVSEM|CLONE_SETTLS|CLONE_PARENT_SETTID|CLONE_CHILD_CLEARTID, child_tid=0x7fc79bfff910, parent_tid=0x7fc79bfff910, exit_signal=0, stack=0x7fc79b7ff000, stack_size=0x7fff00, tls=0x7fc79bfff640} =&gt; {parent_tid=[7951]}, 88) = 7951</text:span></text:p>
      <text:p text:style-name="Standard"><text:span text:style-name="T1">rt_sigprocmask(SIG_SETMASK, [], NULL, 8) = 0</text:span></text:p>
      <text:p text:style-name="Standard"><text:span text:style-name="T1">mmap(NULL, 8392704, PROT_NONE, MAP_PRIVATE|MAP_ANONYMOUS|MAP_STACK, -1, 0) = 0x7fc79affe000</text:span></text:p>
      <text:p text:style-name="Standard"><text:span text:style-name="T1">mprotect(0x7fc79afff000, 8388608, PROT_READ|PROT_WRITE) = 0</text:span></text:p>
      <text:p text:style-name="Standard"><text:span text:style-name="T1">rt_sigprocmask(SIG_BLOCK, ~[], [], 8) <text:s text:c="2"/>= 0</text:span></text:p>
      <text:p text:style-name="Standard"><text:span text:style-name="T1">clone3({flags=CLONE_VM|CLONE_FS|CLONE_FILES|CLONE_SIGHAND|CLONE_THREAD|CLONE_SYSVSEM|CLONE_SETTLS|CLONE_PARENT_SETTID|CLONE_CHILD_CLEARTID, child_tid=0x7fc79b7fe910, parent_tid=0x7fc79b7fe910, exit_signal=0, stack=0x7fc79affe000, stack_size=0x7fff00, tls=0x7fc79b7fe640} =&gt; {parent_tid=[7952]}, 88) = 7952</text:span></text:p>
      <text:p text:style-name="Standard"><text:span text:style-name="T1">rt_sigprocmask(SIG_SETMASK, [], NULL, 8) = 0</text:span></text:p>
      <text:p text:style-name="Standard"><text:span text:style-name="T1">mmap(NULL, 8392704, PROT_NONE, MAP_PRIVATE|MAP_ANONYMOUS|MAP_STACK, -1, 0) = 0x7fc79a7fd000</text:span></text:p>
      <text:p text:style-name="Standard"><text:span text:style-name="T1">mprotect(0x7fc79a7fe000, 8388608, PROT_READ|PROT_WRITE) = 0</text:span></text:p>
      <text:p text:style-name="Standard"><text:span text:style-name="T1">rt_sigprocmask(SIG_BLOCK, ~[], [], 8) <text:s text:c="2"/>= 0</text:span></text:p>
      <text:p text:style-name="Standard"><text:span text:style-name="T1">clone3({flags=CLONE_VM|CLONE_FS|CLONE_FILES|CLONE_SIGHAND|CLONE_THREAD|CLONE_SYSVSEM|CLONE_SETTLS|CLONE_PARENT_SETTID|CLONE_CHILD_CLEARTID, child_tid=0x7fc79affd910, parent_tid=0x7fc79affd910, exit_signal=0, stack=0x7fc79a7fd000, stack_size=0x7fff00, tls=0x7fc79affd640} =&gt; {parent_tid=[7953]}, 88) = 7953</text:span></text:p>
      <text:p text:style-name="Standard"><text:soft-page-break/><text:span text:style-name="T1">rt_sigprocmask(SIG_SETMASK, [], NULL, 8) = 0</text:span></text:p>
      <text:p text:style-name="Standard"><text:span text:style-name="T1">mmap(NULL, 8392704, PROT_NONE, MAP_PRIVATE|MAP_ANONYMOUS|MAP_STACK, -1, 0) = 0x7fc799ffc000</text:span></text:p>
      <text:p text:style-name="Standard"><text:span text:style-name="T1">mprotect(0x7fc799ffd000, 8388608, PROT_READ|PROT_WRITE) = 0</text:span></text:p>
      <text:p text:style-name="Standard"><text:span text:style-name="T1">rt_sigprocmask(SIG_BLOCK, ~[], [], 8) <text:s text:c="2"/>= 0</text:span></text:p>
      <text:p text:style-name="Standard"><text:span text:style-name="T1">clone3({flags=CLONE_VM|CLONE_FS|CLONE_FILES|CLONE_SIGHAND|CLONE_THREAD|CLONE_SYSVSEM|CLONE_SETTLS|CLONE_PARENT_SETTID|CLONE_CHILD_CLEARTID, child_tid=0x7fc79a7fc910, parent_tid=0x7fc79a7fc910, exit_signal=0, stack=0x7fc799ffc000, stack_size=0x7fff00, tls=0x7fc79a7fc640} =&gt; {parent_tid=[7954]}, 88) = 7954</text:span></text:p>
      <text:p text:style-name="Standard"><text:span text:style-name="T1">rt_sigprocmask(SIG_SETMASK, [], NULL, 8) = 0</text:span></text:p>
      <text:p text:style-name="Standard"><text:span text:style-name="T1">mmap(NULL, 8392704, PROT_NONE, MAP_PRIVATE|MAP_ANONYMOUS|MAP_STACK, -1, 0) = 0x7fc7997fb000</text:span></text:p>
      <text:p text:style-name="Standard"><text:span text:style-name="T1">mprotect(0x7fc7997fc000, 8388608, PROT_READ|PROT_WRITE) = 0</text:span></text:p>
      <text:p text:style-name="Standard"><text:span text:style-name="T1">rt_sigprocmask(SIG_BLOCK, ~[], [], 8) <text:s text:c="2"/>= 0</text:span></text:p>
      <text:p text:style-name="Standard"><text:span text:style-name="T1">clone3({flags=CLONE_VM|CLONE_FS|CLONE_FILES|CLONE_SIGHAND|CLONE_THREAD|CLONE_SYSVSEM|CLONE_SETTLS|CLONE_PARENT_SETTID|CLONE_CHILD_CLEARTID, child_tid=0x7fc799ffb910, parent_tid=0x7fc799ffb910, exit_signal=0, stack=0x7fc7997fb000, stack_size=0x7fff00, tls=0x7fc799ffb640} =&gt; {parent_tid=[7955]}, 88) = 7955</text:span></text:p>
      <text:p text:style-name="Standard"><text:span text:style-name="T1">rt_sigprocmask(SIG_SETMASK, [], NULL, 8) = 0</text:span></text:p>
      <text:p text:style-name="Standard"><text:span text:style-name="T1">munmap(0x7fc7a57ff000, 8392704) <text:s text:c="8"/>= 0</text:span></text:p>
      <text:p text:style-name="Standard"><text:span text:style-name="T1">munmap(0x7fc7a4ffe000, 8392704) <text:s text:c="8"/>= 0</text:span></text:p>
      <text:p text:style-name="Standard"><text:span text:style-name="T1">munmap(0x7fc7a47fd000, 8392704) <text:s text:c="8"/>= 0</text:span></text:p>
      <text:p text:style-name="Standard"><text:span text:style-name="T1">munmap(0x7fc7a3ffc000, 8392704) <text:s text:c="8"/>= 0</text:span></text:p>
      <text:p text:style-name="Standard"><text:span text:style-name="T1">munmap(0x7fc7a37fb000, 8392704) <text:s text:c="8"/>= 0</text:span></text:p>
      <text:p text:style-name="Standard"><text:span text:style-name="T1">munmap(0x7fc7a2ffa000, 8392704) <text:s text:c="8"/>= 0</text:span></text:p>
      <text:p text:style-name="Standard"><text:span text:style-name="T1">munmap(0x7fc7a27f9000, 8392704) <text:s text:c="8"/>= 0</text:span></text:p>
      <text:p text:style-name="Standard"><text:span text:style-name="T1">futex(0x7fc79bfff910, FUTEX_WAIT_BITSET|FUTEX_CLOCK_REALTIME, 7951, NULL, FUTEX_BITSET_MATCH_ANY) = 0</text:span></text:p>
      <text:p text:style-name="Standard"><text:span text:style-name="T1">munmap(0x7fc7a1ff8000, 8392704) <text:s text:c="8"/>= 0</text:span></text:p>
      <text:p text:style-name="Standard"><text:soft-page-break/><text:span text:style-name="T1">futex(0x7fc79b7fe910, FUTEX_WAIT_BITSET|FUTEX_CLOCK_REALTIME, 7952, NULL, FUTEX_BITSET_MATCH_ANY) = 0</text:span></text:p>
      <text:p text:style-name="Standard"><text:span text:style-name="T1">munmap(0x7fc7a17f7000, 8392704) <text:s text:c="8"/>= 0</text:span></text:p>
      <text:p text:style-name="Standard"><text:span text:style-name="T1">futex(0x7fc79affd910, FUTEX_WAIT_BITSET|FUTEX_CLOCK_REALTIME, 7953, NULL, FUTEX_BITSET_MATCH_ANY) = 0</text:span></text:p>
      <text:p text:style-name="Standard"><text:span text:style-name="T1">munmap(0x7fc7a0ff6000, 8392704) <text:s text:c="8"/>= 0</text:span></text:p>
      <text:p text:style-name="Standard"><text:span text:style-name="T1">futex(0x7fc79a7fc910, FUTEX_WAIT_BITSET|FUTEX_CLOCK_REALTIME, 7954, NULL, FUTEX_BITSET_MATCH_ANY) = 0</text:span></text:p>
      <text:p text:style-name="Standard"><text:span text:style-name="T1">munmap(0x7fc7a07f5000, 8392704) <text:s text:c="8"/>= 0</text:span></text:p>
      <text:p text:style-name="Standard"><text:span text:style-name="T1">futex(0x7fc799ffb910, FUTEX_WAIT_BITSET|FUTEX_CLOCK_REALTIME, 7955, NULL, FUTEX_BITSET_MATCH_ANY) = 0</text:span></text:p>
      <text:p text:style-name="Standard"><text:span text:style-name="T1">munmap(0x7fc79b7ff000, 8392704) <text:s text:c="8"/>= 0</text:span></text:p>
      <text:p text:style-name="Standard"><text:span text:style-name="T1">clock_gettime(CLOCK_PROCESS_CPUTIME_ID, {tv_sec=0, tv_nsec=81196899}) = 0</text:span></text:p>
      <text:p text:style-name="Standard"><text:span text:style-name="T1">newfstatat(1, "", {st_mode=S_IFCHR|0620, st_rdev=makedev(0x88, 0x1), ...}, AT_EMPTY_PATH) = 0</text:span></text:p>
      <text:p text:style-name="Standard"><text:span text:style-name="T1">write(1, "Number of threads: 16\n", 22Number of threads: 16</text:span></text:p>
      <text:p text:style-name="Standard"><text:span text:style-name="T1">) = 22</text:span></text:p>
      <text:p text:style-name="Standard"><text:span text:style-name="T1">write(1, "Minimum element: 0\n", 19Minimum element: 0</text:span></text:p>
      <text:p text:style-name="Standard"><text:span text:style-name="T1">) <text:s text:c="3"/>= 19</text:span></text:p>
      <text:p text:style-name="Standard"><text:span text:style-name="T1">write(1, "Maximum element: 9999998\n", 25Maximum element: 9999998</text:span></text:p>
      <text:p text:style-name="Standard"><text:span text:style-name="T1">) = 25</text:span></text:p>
      <text:p text:style-name="Standard"><text:span text:style-name="T1">write(1, "Execution time: 0.013328 seconds"..., 33Execution time: 0.013328 seconds</text:span></text:p>
      <text:p text:style-name="Standard"><text:span text:style-name="T1">) = 33</text:span></text:p>
      <text:p text:style-name="Standard"><text:span text:style-name="T1">exit_group(0) <text:s text:c="26"/>= ?</text:span></text:p>
      <text:p text:style-name="Standard"><text:span text:style-name="T1">+++ exited with 0 +++</text:span></text:p>
      <text:p text:style-name="P14"><text:span text:style-name="T3">Вывод</text:span></text:p>
      <text:p text:style-name="P15"><text:span text:style-name="T8">В ходе данной работы была изучена утилита strace, которая является удобным инструментом для отслеживания системных вызовов, используемых программой. Стоит заметить, что данная утилита выводит результат выполнения системных вызовов, что крайне полезно в процессе отладки программы. Данная утилита позволяет увидеть то, что происходит при запуске и выполнении программы с точки зрения операционной системы.</text:span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F" style:font-family-generic-asian="system" style:font-pitch-asian="variable" style:font-size-asian="11pt" style:language-asian="ru" style:country-asian="RU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Заголовок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Колонтитул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Заголовок1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3335in" fo:margin-bottom="0in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1665in" fo:margin-bottom="0.0835in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1528in" fo:margin-right="0in" fo:margin-top="0.0835in" fo:margin-bottom="0in" style:contextual-spacing="false" fo:text-indent="0in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3055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0.4583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0.611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0.7638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0.9165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1.0693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1.222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Текст_20_в_20_заданном_20_формате" style:display-name="Текст в заданном формате" style:family="paragraph" style:parent-style-name="Standard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tandard_20__28_user_29_" style:display-name="Standard (user)" style:family="paragraph">
      <style:paragraph-properties fo:margin-top="0in" fo:margin-bottom="0.111in" style:contextual-spacing="false" fo:line-height="104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Интернет-ссылка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4pt" fo:font-weight="bold" style:font-size-asian="14pt" style:font-weight-asian="bold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3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3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53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53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3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ndchess@gmail.com</meta:initial-creator>
    <meta:editing-cycles>73</meta:editing-cycles>
    <meta:creation-date>2019-11-01T18:06:00</meta:creation-date>
    <dc:date>2024-02-26T14:54:03.049728108</dc:date>
    <dc:language>en-US</dc:language>
    <meta:editing-duration>P1DT6H33M45S</meta:editing-duration>
    <meta:generator>LibreOffice/7.3.7.2$Linux_X86_64 LibreOffice_project/30$Build-2</meta:generator>
    <meta:document-statistic meta:table-count="0" meta:image-count="0" meta:object-count="0" meta:page-count="11" meta:paragraph-count="177" meta:word-count="1219" meta:character-count="15077" meta:non-whitespace-character-count="13704"/>
    <meta:user-defined meta:name="AppVersion">16.0000</meta:user-defined>
    <meta:user-defined meta:name="Company">SPecialiST RePack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